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omework 02</text:span></text:p>
      <text:p text:style-name="P1">Objective: Answer each question</text:p>
      <text:p text:style-name="P1"><text:span text:style-name="T1">Questions</text:span></text:p>
      <text:p text:style-name="P1">1. Explain the security implications of hiring a new employee.</text:p>
      <text:p text:style-name="P1">2. Please give examples of risks on onboarding and offboarding employees?</text:p>
      <text:p text:style-name="P1">3. What is the principle of least privilege?</text:p>
      <text:p text:style-name="P1">4. What is employee oversight? </text:p>
      <text:p text:style-name="P1">5. Why are mandatory vacations needed?</text:p>
      <text:p text:style-name="P1">6. Explain UBA/UEBA.</text:p>
      <text:p text:style-name="P1">7. Explain employee transfers.</text:p>
      <text:p text:style-name="P1">8. What is a termination policy? </text:p>
      <text:p text:style-name="P1">9. What is risk management?</text:p>
      <text:p text:style-name="P1">10. What is risk analysis?</text:p>
      <text:p text:style-name="P1">11. How would you evaluate threats?</text:p>
      <text:p text:style-name="P1">12. Please explain the difference between qualitative risk analysis and quantitative risk analysis.</text:p>
      <text:p text:style-name="P1">13. What is SLE and how would you calculate it?</text:p>
      <text:p text:style-name="P1">14. What is ALE and how would you calculate it?</text:p>
      <text:p text:style-name="P1">15. What is the formula for safeguard evaluation?</text:p>
      <text:p text:style-name="P1">16. What are the options for handling risk?</text:p>
      <text:p text:style-name="P1">17. What is an SCA?</text:p>
      <text:p text:style-name="P1">18. Explain security monitoring and measurement.</text:p>
      <text:p text:style-name="P1">19. What is a risk report?</text:p>
      <text:p text:style-name="P1">20. What is RMM?</text:p>
      <text:p text:style-name="P1">21. What is the security risk from legacy systems?</text:p>
      <text:p text:style-name="P1">22. What is social engineering and can you give three examples?</text:p>
      <text:p text:style-name="P1">23. How would you implement security awareness training and education?</text:p>
      <text:p text:style-name="P1">24. Why do we need periodic content reviews and effectiveness for security training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7T15:23:00.406149873</meta:creation-date>
    <dc:date>2026-01-17T15:24:46.484513512</dc:date>
    <meta:editing-duration>PT1M47S</meta:editing-duration>
    <meta:editing-cycles>1</meta:editing-cycles>
    <meta:document-statistic meta:table-count="0" meta:image-count="0" meta:object-count="0" meta:page-count="1" meta:paragraph-count="27" meta:word-count="189" meta:character-count="1131" meta:non-whitespace-character-count="967"/>
    <meta:generator>LibreOffice/25.8.4.2$Linux_X86_64 LibreOffice_project/580$Build-2</meta:generator>
  </office:meta>
</office:document-meta>
</file>